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 style:data-style-name="N2" text:time-value="14:00:50.672135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15T14:16:29.892090461</dc:date>
    <meta:editing-duration>PT2H33M19S</meta:editing-duration>
    <meta:editing-cycles>32</meta:editing-cycles>
    <meta:document-statistic meta:table-count="2" meta:cell-count="627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